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table:style-name="Default"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.K2:.K9])" office:value-type="float" office:value="206.29" calcext:value-type="float">
            <text:p>206.29</text:p>
          </table:table-cell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/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7"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8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8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8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7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49.9" calcext:value-type="float">
            <text:p>49.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ToSell.A1:ToSell.K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1:45:55.029997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5T11:59:26.887652288</dc:date>
    <meta:editing-duration>PT11H17M6S</meta:editing-duration>
    <meta:editing-cycles>42</meta:editing-cycles>
    <meta:generator>LibreOffice/5.1.4.2$Linux_X86_64 LibreOffice_project/10m0$Build-2</meta:generator>
    <meta:document-statistic meta:table-count="2" meta:cell-count="468" meta:object-count="0"/>
  </office:meta>
</office:document-meta>
</file>